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6b20a" style:font-size-asian="14pt" style:font-size-complex="14pt"/>
    </style:style>
    <style:style style:name="P3" style:family="paragraph" style:parent-style-name="Standard">
      <style:text-properties fo:font-size="14pt" officeooo:rsid="0007c539" officeooo:paragraph-rsid="0007c539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7c539" officeooo:paragraph-rsid="0007c539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7c539" officeooo:paragraph-rsid="000c0ca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7c539" officeooo:paragraph-rsid="000e23a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7c539" officeooo:paragraph-rsid="000e398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7c539" officeooo:paragraph-rsid="000efbfd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7c539" officeooo:paragraph-rsid="00127d8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7c539" officeooo:paragraph-rsid="0013b30f" style:font-size-asian="14pt" style:font-size-complex="14pt"/>
    </style:style>
    <style:style style:name="P11" style:family="paragraph" style:parent-style-name="Standard">
      <style:text-properties fo:font-size="14pt" officeooo:rsid="00094439" officeooo:paragraph-rsid="00094439" style:font-size-asian="14pt" style:font-size-complex="14pt"/>
    </style:style>
    <style:style style:name="P12" style:family="paragraph" style:parent-style-name="Standard">
      <style:text-properties fo:font-size="14pt" officeooo:rsid="00094439" officeooo:paragraph-rsid="000a5f46" style:font-size-asian="14pt" style:font-size-complex="14pt"/>
    </style:style>
    <style:style style:name="P13" style:family="paragraph" style:parent-style-name="Standard">
      <style:text-properties fo:font-size="14pt" officeooo:paragraph-rsid="000a5f46" style:font-size-asian="14pt" style:font-size-complex="14pt"/>
    </style:style>
    <style:style style:name="P14" style:family="paragraph" style:parent-style-name="Standard">
      <style:text-properties fo:font-size="14pt" officeooo:paragraph-rsid="000ab928" style:font-size-asian="14pt" style:font-size-complex="14pt"/>
    </style:style>
    <style:style style:name="P15" style:family="paragraph" style:parent-style-name="Standard">
      <style:text-properties fo:font-size="14pt" officeooo:rsid="000c0caf" officeooo:paragraph-rsid="000c0caf" style:font-size-asian="14pt" style:font-size-complex="14pt"/>
    </style:style>
    <style:style style:name="P16" style:family="paragraph" style:parent-style-name="Standard">
      <style:text-properties fo:font-size="14pt" officeooo:rsid="000e23ad" officeooo:paragraph-rsid="000e23ad" style:font-size-asian="14pt" style:font-size-complex="14pt"/>
    </style:style>
    <style:style style:name="P17" style:family="paragraph" style:parent-style-name="Standard">
      <style:text-properties fo:font-size="14pt" officeooo:rsid="000e3980" officeooo:paragraph-rsid="000e3980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paragraph-rsid="000efbfd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paragraph-rsid="0014591f" style:font-size-asian="14pt" style:font-size-complex="14pt"/>
    </style:style>
    <style:style style:name="P20" style:family="paragraph" style:parent-style-name="Standard">
      <style:text-properties fo:font-size="14pt" officeooo:rsid="00110df8" officeooo:paragraph-rsid="00110df8" style:font-size-asian="14pt" style:font-size-complex="14pt"/>
    </style:style>
    <style:style style:name="P21" style:family="paragraph" style:parent-style-name="Standard">
      <style:text-properties fo:font-size="14pt" officeooo:rsid="00127d87" officeooo:paragraph-rsid="00127d87" style:font-size-asian="14pt" style:font-size-complex="14pt"/>
    </style:style>
    <style:style style:name="P22" style:family="paragraph" style:parent-style-name="Standard">
      <style:text-properties fo:font-size="14pt" officeooo:rsid="0013b30f" officeooo:paragraph-rsid="0013b30f" style:font-size-asian="14pt" style:font-size-complex="14pt"/>
    </style:style>
    <style:style style:name="P23" style:family="paragraph" style:parent-style-name="Standard">
      <style:text-properties fo:font-size="14pt" officeooo:rsid="0014591f" officeooo:paragraph-rsid="0014591f" style:font-size-asian="14pt" style:font-size-complex="14pt"/>
    </style:style>
    <style:style style:name="P24" style:family="paragraph" style:parent-style-name="Standard">
      <style:text-properties fo:font-size="14pt" officeooo:rsid="0017e234" officeooo:paragraph-rsid="0017e234" style:font-size-asian="14pt" style:font-size-complex="14pt"/>
    </style:style>
    <style:style style:name="P25" style:family="paragraph" style:parent-style-name="Standard">
      <style:text-properties fo:font-size="14pt" fo:font-weight="bold" officeooo:rsid="0006b20a" officeooo:paragraph-rsid="0006b20a" style:font-size-asian="14pt" style:font-weight-asian="bold" style:font-size-complex="14pt" style:font-weight-complex="bold"/>
    </style:style>
    <style:style style:name="P26" style:family="paragraph" style:parent-style-name="Title">
      <style:paragraph-properties fo:text-align="justify" style:justify-single-word="false"/>
    </style:style>
    <style:style style:name="P27" style:family="paragraph" style:parent-style-name="Header">
      <style:text-properties officeooo:rsid="001ca23e" officeooo:paragraph-rsid="001ca23e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 style:list-style-name="L1">
      <style:text-properties fo:font-size="14pt" style:font-size-asian="14pt" style:font-size-complex="14pt"/>
    </style:style>
    <style:style style:name="P30" style:family="paragraph" style:parent-style-name="Standard" style:list-style-name="L1">
      <style:text-properties fo:font-size="14pt" officeooo:paragraph-rsid="0006b20a" style:font-size-asian="14pt" style:font-size-complex="14pt"/>
    </style:style>
    <style:style style:name="P31" style:family="paragraph" style:parent-style-name="Standard" style:list-style-name="L2">
      <style:text-properties fo:font-size="14pt" style:font-size-asian="14pt" style:font-size-complex="14pt"/>
    </style:style>
    <style:style style:name="P32" style:family="paragraph" style:parent-style-name="Standard" style:list-style-name="L2">
      <style:text-properties fo:font-size="14pt" officeooo:paragraph-rsid="0006b20a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7c539" officeooo:paragraph-rsid="0014591f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7c539" officeooo:paragraph-rsid="0017e234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7c539" officeooo:paragraph-rsid="001ca23e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7c539" officeooo:paragraph-rsid="000e23ad" style:font-size-asian="14pt" style:font-size-complex="14pt"/>
    </style:style>
    <style:style style:name="P37" style:family="paragraph" style:parent-style-name="Standard">
      <style:text-properties fo:font-size="14pt" officeooo:rsid="00094439" officeooo:paragraph-rsid="00094439" style:font-size-asian="14pt" style:font-size-complex="14pt"/>
    </style:style>
    <style:style style:name="P38" style:family="paragraph" style:parent-style-name="Standard">
      <style:text-properties fo:font-size="14pt" officeooo:paragraph-rsid="000a5f46" style:font-size-asian="14pt" style:font-size-complex="14pt"/>
    </style:style>
    <style:style style:name="P39" style:family="paragraph" style:parent-style-name="Standard">
      <style:text-properties fo:font-size="14pt" officeooo:paragraph-rsid="000ab928" style:font-size-asian="14pt" style:font-size-complex="14pt"/>
    </style:style>
    <style:style style:name="P40" style:family="paragraph" style:parent-style-name="Standard">
      <style:text-properties fo:font-size="14pt" officeooo:rsid="001ca23e" officeooo:paragraph-rsid="001ca23e" style:font-size-asian="14pt" style:font-size-complex="14pt"/>
    </style:style>
    <style:style style:name="P41" style:family="paragraph" style:parent-style-name="Standard">
      <style:text-properties fo:font-size="14pt" officeooo:rsid="000ab928" officeooo:paragraph-rsid="000ab928" style:font-size-asian="14pt" style:font-size-complex="14pt"/>
    </style:style>
    <style:style style:name="P42" style:family="paragraph" style:parent-style-name="Standard">
      <style:text-properties fo:font-size="14pt" officeooo:paragraph-rsid="000e23ad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paragraph-rsid="0014591f" style:font-size-asian="14pt" style:font-size-complex="14pt"/>
    </style:style>
    <style:style style:name="T1" style:family="text">
      <style:text-properties officeooo:rsid="0006b20a"/>
    </style:style>
    <style:style style:name="T2" style:family="text">
      <style:text-properties officeooo:rsid="000a5f46"/>
    </style:style>
    <style:style style:name="T3" style:family="text">
      <style:text-properties officeooo:rsid="000ab9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tab/><text:tab/><text:tab/><text:span text:style-name="T1">Problems for Python</text:span></text:p>
      <text:p text:style-name="P25"/>
      <text:p text:style-name="P25">Numeric:</text:p>
      <text:p text:style-name="P25"/>
      <text:list xml:id="list126472710" text:style-name="L1">
        <text:list-item>
          <text:p text:style-name="P29">In a given list of elements, all elements are equal except the one.Write a code to find the odd man out (unique number)</text:p>
        </text:list-item>
      </text:list>
      <text:p text:style-name="P1"/>
      <text:p text:style-name="P1"/>
      <text:p text:style-name="P3">Code:</text:p>
      <text:p text:style-name="P4">User_list= [int(item) for item in input("Enter the list items : ").split()]</text:p>
      <text:p text:style-name="P4">oddone = []</text:p>
      <text:p text:style-name="P4">for i in User_list:</text:p>
      <text:p text:style-name="P4"><text:s text:c="4"/>val = User_list.count(i)</text:p>
      <text:p text:style-name="P4"><text:s text:c="4"/>if val == 1:</text:p>
      <text:p text:style-name="P4"><text:s text:c="8"/>oddone.append(i)</text:p>
      <text:p text:style-name="P4">print(oddone)</text:p>
      <text:p text:style-name="P4"/>
      <text:p text:style-name="P4">-------------------------------------------------------------------------------------------------------</text:p>
      <text:p text:style-name="P4"/>
      <text:list xml:id="list111457160534783" text:continue-numbering="true" text:style-name="L1">
        <text:list-item>
          <text:p text:style-name="P30">In a given list of elements, find the elements which is close to its mean</text:p>
        </text:list-item>
      </text:list>
      <text:p text:style-name="P2"/>
      <text:p text:style-name="P11">Code:</text:p>
      <text:p text:style-name="P11"/>
      <text:p text:style-name="P11">User_list= [int(item) for item in input("Enter the list items : ").split()]</text:p>
      <text:p text:style-name="P11">length=len(User_list)</text:p>
      <text:p text:style-name="P11">mean= sum(User_list)/length</text:p>
      <text:p text:style-name="P11">print(mean)</text:p>
      <text:p text:style-name="P11">result=0</text:p>
      <text:p text:style-name="P11">key=[]</text:p>
      <text:p text:style-name="P11">for i in User_list:</text:p>
      <text:p text:style-name="P11"><text:tab/>key.append(abs(i-mean))</text:p>
      <text:p text:style-name="P11">print(key)</text:p>
      <text:p text:style-name="P11">for i in range(0, length-1):</text:p>
      <text:p text:style-name="P11"><text:tab/>value = min(User_list[i], key[i])</text:p>
      <text:p text:style-name="P11">print(value)</text:p>
      <text:p text:style-name="P11">for i in User_list:</text:p>
      <text:p text:style-name="P11"><text:tab/>if(abs(i-mean)==value):</text:p>
      <text:p text:style-name="P11"><text:tab/><text:tab/>result=i</text:p>
      <text:p text:style-name="P11"><text:tab/><text:tab/>break</text:p>
      <text:p text:style-name="P11">print(result)</text:p>
      <text:p text:style-name="P2"><text:soft-page-break/></text:p>
      <text:p text:style-name="P5"/>
      <text:list xml:id="list111457123101091" text:continue-numbering="true" text:style-name="L1">
        <text:list-item>
          <text:p text:style-name="P30">Find the average speed of vehicle, given the distance travelled for fixed time intervals, e.g. [0, 0.1, 0.25, 0.45, 0.55, 0.7, 0.9, 1.0]</text:p>
        </text:list-item>
      </text:list>
      <text:p text:style-name="P2"/>
      <text:p text:style-name="P11">Code:</text:p>
      <text:p text:style-name="P11"/>
      <text:p text:style-name="P11">User_data={1:50,2:90,3:56,4:70,5:47,6:52}</text:p>
      <text:p text:style-name="P11">length=len(User_data)</text:p>
      <text:p text:style-name="P11">sum=0</text:p>
      <text:p text:style-name="P11">for i in User_data:</text:p>
      <text:p text:style-name="P11"><text:s text:c="4"/>sum=sum+User_data[i]</text:p>
      <text:p text:style-name="P11">avg=sum/length</text:p>
      <text:p text:style-name="P12">print(avg)</text:p>
      <text:p text:style-name="P13"/>
      <text:p text:style-name="P35">-------------------------------------------------------------------------------------------------------</text:p>
      <text:p text:style-name="P13"/>
      <text:p text:style-name="P13"><text:span text:style-name="T2"><text:s/>4. </text:span>Find the no.of people in a bus, given the data of people onboarding &amp; alighting at each station</text:p>
      <text:p text:style-name="P13"/>
      <text:p text:style-name="P1"><text:s/><text:span text:style-name="T2">Code:</text:span></text:p>
      <text:p text:style-name="P1"/>
      <text:p text:style-name="P1">seats=int((input("enter the no.of seats: ")))</text:p>
      <text:p text:style-name="P1">onboard=0</text:p>
      <text:p text:style-name="P1">alightened=0</text:p>
      <text:p text:style-name="P1">i=1</text:p>
      <text:p text:style-name="P1">while(i): </text:p>
      <text:p text:style-name="P1"><text:s text:c="4"/>onboard=int(input("enter no.of passenger onboarded in bus "))</text:p>
      <text:p text:style-name="P1"><text:s text:c="4"/>alightened=int(input("enter no.of people alighened from bus "))</text:p>
      <text:p text:style-name="P1"><text:s text:c="4"/>print("no.of passenger in bus is : {}".format(seats-(onboard-alightened)))</text:p>
      <text:p text:style-name="P14"><text:s text:c="4"/>i=int(input("enter 0 to exit and other value to continue "))</text:p>
      <text:p text:style-name="P14"/>
      <text:p text:style-name="P14"/>
      <text:p text:style-name="P14"/>
      <text:p text:style-name="P14"/>
      <text:p text:style-name="P14"/>
      <text:p text:style-name="P14"/>
      <text:p text:style-name="P35">-------------------------------------------------------------------------------------------------------</text:p>
      <text:p text:style-name="P14"/>
      <text:p text:style-name="P14"/>
      <text:p text:style-name="P14"/>
      <text:p text:style-name="P14"/>
      <text:p text:style-name="P14"><text:soft-page-break/><text:span text:style-name="T3">5.</text:span>Find the missing number, given the original list and modified one</text:p>
      <text:p text:style-name="P14"/>
      <text:p text:style-name="P15">Code:</text:p>
      <text:p text:style-name="P15">original=[int (item) for item in input("Enter numbers with spaces").split()]</text:p>
      <text:p text:style-name="P15"/>
      <text:p text:style-name="P15">duplicate=original.copy()</text:p>
      <text:p text:style-name="P15">print("Original list",original)</text:p>
      <text:p text:style-name="P15">add=int(input("Enter how many elemtents to be appended: " ))</text:p>
      <text:p text:style-name="P15">for i in range(0,add):</text:p>
      <text:p text:style-name="P15"><text:s text:c="4"/>a=int(input("enter the elements"))</text:p>
      <text:p text:style-name="P15"><text:s text:c="4"/>duplicate.append(a)</text:p>
      <text:p text:style-name="P15">print("List after added elements in original list")</text:p>
      <text:p text:style-name="P15">print(duplicate)</text:p>
      <text:p text:style-name="P15">print("pop element")</text:p>
      <text:p text:style-name="P15">duplicate.pop(len(original)-2)</text:p>
      <text:p text:style-name="P15">print("List after pop last element in original list")</text:p>
      <text:p text:style-name="P15">print(duplicate)</text:p>
      <text:p text:style-name="P15">orglength=len(original)</text:p>
      <text:p text:style-name="P15">duplength=len(duplicate)</text:p>
      <text:p text:style-name="P15">missing=[]</text:p>
      <text:p text:style-name="P15">for i in range(0,orglength-1):</text:p>
      <text:p text:style-name="P15"><text:s text:c="4"/>if original[i]!=duplicate[i]:</text:p>
      <text:p text:style-name="P15"><text:s text:c="8"/>missing.append(original[i])</text:p>
      <text:p text:style-name="P15">print("missing no is: ", missing)</text:p>
      <text:p text:style-name="P35">-------------------------------------------------------------------------------------------------------</text:p>
      <text:p text:style-name="P41"/>
      <text:p text:style-name="P1"><text:span text:style-name="T3">6.</text:span>Find the difference between two lowest numbers in the list</text:p>
      <text:p text:style-name="P16">Code:</text:p>
      <text:p text:style-name="P16">lis=[int (item) for item in input("Enter numbers with spaces").split()]</text:p>
      <text:p text:style-name="P16">new_list = []</text:p>
      <text:p text:style-name="P16"/>
      <text:p text:style-name="P16">minimum = lis[0] <text:s/># arbitrary number in list </text:p>
      <text:p text:style-name="P16"/>
      <text:p text:style-name="P16">while lis:</text:p>
      <text:p text:style-name="P16"><text:s text:c="4"/>minimum = lis[0] <text:s/># arbitrary number in list </text:p>
      <text:p text:style-name="P16"><text:s text:c="4"/>for x in lis: </text:p>
      <text:p text:style-name="P16"><text:s text:c="8"/>if x &lt; minimum:</text:p>
      <text:p text:style-name="P16"><text:s text:c="12"/>minimum = x</text:p>
      <text:p text:style-name="P16"><text:s text:c="4"/>new_list.append(minimum)</text:p>
      <text:p text:style-name="P16"><text:s text:c="4"/>lis.remove(minimum) <text:s/></text:p>
      <text:p text:style-name="P16">print("sorted list to find differnce between to two lowest elements",new_list) <text:s/></text:p>
      <text:p text:style-name="P16">print(new_list[1]-new_list[0])</text:p>
      <text:p text:style-name="P1"><text:soft-page-break/><text:span text:style-name="T3">7.I</text:span>n a given list, count no.of elements smaller than their mean</text:p>
      <text:p text:style-name="P1"/>
      <text:p text:style-name="P16">Code:</text:p>
      <text:p text:style-name="P42"/>
      <text:p text:style-name="P1">User_list=[int (item) for item in input("Enter numbers with spaces").split()]</text:p>
      <text:p text:style-name="P1">new_list = []</text:p>
      <text:p text:style-name="P1">length=len(User_list)</text:p>
      <text:p text:style-name="P1">mean= sum(User_list)/length</text:p>
      <text:p text:style-name="P1">print("Mean is: ",mean)</text:p>
      <text:p text:style-name="P1">minimum = mean <text:s text:c="2"/></text:p>
      <text:p text:style-name="P1">for x in User_list: </text:p>
      <text:p text:style-name="P1"><text:s text:c="4"/>if x &lt; minimum:</text:p>
      <text:p text:style-name="P1"><text:s text:c="8"/>new_list.append(x)</text:p>
      <text:p text:style-name="P1">print("Elements smaller than the mean value",new_list) <text:s/></text:p>
      <text:p text:style-name="P1"/>
      <text:p text:style-name="P1"/>
      <text:p text:style-name="P6">------------------------------------------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25">Strings:</text:p>
      <text:p text:style-name="P25"/>
      <text:list xml:id="list3736195883" text:style-name="L2">
        <text:list-item>
          <text:p text:style-name="P31">Correct the malformed time string , for e.g "5:70:65" to "6:11:05"</text:p>
        </text:list-item>
      </text:list>
      <text:p text:style-name="P1"/>
      <text:p text:style-name="P16">Code:</text:p>
      <text:p text:style-name="P16"/>
      <text:p text:style-name="P1">tim="5:70:65"</text:p>
      <text:p text:style-name="P1">parts=tim.split(":")</text:p>
      <text:p text:style-name="P1">hrs=int(parts[0]);minu=int(parts[1]);sec=int(parts[2])</text:p>
      <text:p text:style-name="P1"/>
      <text:p text:style-name="P1">while(1):</text:p>
      <text:p text:style-name="P1"><text:s text:c="4"/>if(sec&gt;=60):</text:p>
      <text:p text:style-name="P1"><text:s text:c="8"/>minu+=1</text:p>
      <text:p text:style-name="P1"><text:s text:c="8"/>sec=sec-60</text:p>
      <text:p text:style-name="P1"><text:s text:c="4"/>if(minu&gt;=60):</text:p>
      <text:p text:style-name="P1"><text:s text:c="8"/>hrs+=1</text:p>
      <text:p text:style-name="P1"><text:s text:c="8"/>minu=minu-60</text:p>
      <text:p text:style-name="P1"><text:s text:c="4"/>break</text:p>
      <text:p text:style-name="P1">print(hrs,minu,sec,sep=":")</text:p>
      <text:p text:style-name="P1"/>
      <text:p text:style-name="P7"><text:soft-page-break/>-------------------------------------------------------------------------------------------------------</text:p>
      <text:p text:style-name="P1"/>
      <text:list xml:id="list111458077505058" text:continue-numbering="true" text:style-name="L2">
        <text:list-item>
          <text:p text:style-name="P31">Correct the malformed date string , for e.g. "45/8/2018" to "14/9/2018"</text:p>
        </text:list-item>
      </text:list>
      <text:p text:style-name="P1"/>
      <text:p text:style-name="P17">Code:</text:p>
      <text:p text:style-name="P17"/>
      <text:p text:style-name="P17">given="45/8/2018"</text:p>
      <text:p text:style-name="P17">parts=given.split("/")</text:p>
      <text:p text:style-name="P17">yr=int(parts[2]);mon=int(parts[1]);dat=int(parts[0])</text:p>
      <text:p text:style-name="P17"/>
      <text:p text:style-name="P17">while(1):</text:p>
      <text:p text:style-name="P17"><text:s text:c="4"/>if(dat&gt;=30):</text:p>
      <text:p text:style-name="P17"><text:s text:c="8"/>mon+=1</text:p>
      <text:p text:style-name="P17"><text:s text:c="8"/>dat=dat-31</text:p>
      <text:p text:style-name="P17"><text:s text:c="4"/>if(mon&gt;=12):</text:p>
      <text:p text:style-name="P17"><text:s text:c="8"/>yr+=1</text:p>
      <text:p text:style-name="P17"><text:s text:c="8"/>mon=mon-12</text:p>
      <text:p text:style-name="P17"><text:s text:c="4"/>break</text:p>
      <text:p text:style-name="P17">print(dat,mon,yr,sep="/")</text:p>
      <text:p text:style-name="P17"/>
      <text:p text:style-name="P17"/>
      <text:p text:style-name="P7">-------------------------------------------------------------------------------------------------------</text:p>
      <text:p text:style-name="P1"/>
      <text:list xml:id="list111457907924642" text:continue-numbering="true" text:style-name="L2">
        <text:list-item>
          <text:p text:style-name="P32">Convert ip address from "a.b.c.d" format into integer and vice versa</text:p>
        </text:list-item>
      </text:list>
      <text:p text:style-name="P2"/>
      <text:p text:style-name="P17">Code:</text:p>
      <text:p text:style-name="P17"/>
      <text:p text:style-name="P17">print('Ip form : 115.45.57.85')</text:p>
      <text:p text:style-name="P17">ip="115.45.57.85"</text:p>
      <text:p text:style-name="P17">res = 0</text:p>
      <text:p text:style-name="P17">for j, i in enumerate(ip.split('.')[::-1]):</text:p>
      <text:p text:style-name="P17"><text:s text:c="4"/>res += 256**j*int(i)</text:p>
      <text:p text:style-name="P17">print(res)</text:p>
      <text:p text:style-name="P17"/>
      <text:p text:style-name="P17">print("Integer form 1932343637")</text:p>
      <text:p text:style-name="P17">num =1932343637</text:p>
      <text:p text:style-name="P17">s = []</text:p>
      <text:p text:style-name="P17">for i in range(4):</text:p>
      <text:p text:style-name="P17"><text:s text:c="4"/>s.append(str(num %256))</text:p>
      <text:p text:style-name="P17"><text:s text:c="4"/>num //= 256</text:p>
      <text:p text:style-name="P17">print('.'.join(s[::-1]))</text:p>
      <text:p text:style-name="P2"/>
      <text:p text:style-name="P2"><text:soft-page-break/></text:p>
      <text:p text:style-name="P8">-------------------------------------------------------------------------------------------------------</text:p>
      <text:p text:style-name="P18"/>
      <text:list xml:id="list111457202080826" text:continue-numbering="true" text:style-name="L2">
        <text:list-item>
          <text:p text:style-name="P32">Check whether given string is isogram or not</text:p>
        </text:list-item>
      </text:list>
      <text:p text:style-name="P2"/>
      <text:p text:style-name="P20">Code:</text:p>
      <text:p text:style-name="P20"/>
      <text:p text:style-name="P20">word=input("Enter a word : ")</text:p>
      <text:p text:style-name="P20">clean_word = word.lower()</text:p>
      <text:p text:style-name="P20">a=True</text:p>
      <text:p text:style-name="P20">letter_list = []</text:p>
      <text:p text:style-name="P20"/>
      <text:p text:style-name="P20">for letter in clean_word:</text:p>
      <text:p text:style-name="P20"/>
      <text:p text:style-name="P20"><text:tab/>if letter.isalpha():</text:p>
      <text:p text:style-name="P20"><text:tab/><text:tab/>if letter in letter_list:</text:p>
      <text:p text:style-name="P20"><text:tab/><text:tab/><text:tab/>a=False</text:p>
      <text:p text:style-name="P20"><text:tab/><text:tab/>letter_list.append(letter)</text:p>
      <text:p text:style-name="P20"/>
      <text:p text:style-name="P20">if(a==True):</text:p>
      <text:p text:style-name="P20"><text:tab/>print("It is a isogram")</text:p>
      <text:p text:style-name="P20">else:</text:p>
      <text:p text:style-name="P20"><text:tab/>print("It is not a isogram")<text:tab/><text:tab/></text:p>
      <text:p text:style-name="P2"/>
      <text:p text:style-name="P2"/>
      <text:p text:style-name="P2"/>
      <text:p text:style-name="P2"/>
      <text:list xml:id="list111457947054497" text:continue-numbering="true" text:style-name="L2">
        <text:list-item>
          <text:p text:style-name="P32">Given a string, find the mexican wave</text:p>
        </text:list-item>
      </text:list>
      <text:p text:style-name="P2"/>
      <text:p text:style-name="P20">Code:</text:p>
      <text:p text:style-name="P20"/>
      <text:p text:style-name="P20">word=input("Enter a word : ")</text:p>
      <text:p text:style-name="P20">result=[]</text:p>
      <text:p text:style-name="P20">for i in range(len(word)):</text:p>
      <text:p text:style-name="P20"><text:tab/>word=word.lower()</text:p>
      <text:p text:style-name="P20"><text:tab/>temp_list=list(word)</text:p>
      <text:p text:style-name="P20"><text:tab/>if temp_list[i].isalpha():</text:p>
      <text:p text:style-name="P20"><text:tab/><text:tab/>temp_list[i]=word[i].upper()</text:p>
      <text:p text:style-name="P20"><text:tab/><text:tab/>word=''.join(temp_list)</text:p>
      <text:p text:style-name="P20"><text:tab/><text:tab/>result.append(word)</text:p>
      <text:p text:style-name="P20">print(result)</text:p>
      <text:p text:style-name="P20"/>
      <text:p text:style-name="P9"><text:soft-page-break/>-------------------------------------------------------------------------------------------------------</text:p>
      <text:p text:style-name="P2"/>
      <text:list xml:id="list111457693776181" text:continue-numbering="true" text:style-name="L2">
        <text:list-item>
          <text:p text:style-name="P32">Given a number, find the largest number by deleting single digit (order of digits will remain same)</text:p>
        </text:list-item>
      </text:list>
      <text:p text:style-name="P2"/>
      <text:p text:style-name="P21">Code:</text:p>
      <text:p text:style-name="P21"/>
      <text:p text:style-name="P2">num=int(input("Enter the number: "))</text:p>
      <text:p text:style-name="P2">result=0</text:p>
      <text:p text:style-name="P2">i=1</text:p>
      <text:p text:style-name="P2">while num// i &gt; 0:</text:p>
      <text:p text:style-name="P2"><text:tab/>temp = (num//(i * 10))*i + (num % i)</text:p>
      <text:p text:style-name="P2"><text:tab/>i *= 10</text:p>
      <text:p text:style-name="P2"><text:tab/>if temp &gt; result:</text:p>
      <text:p text:style-name="P2"><text:tab/><text:tab/>result = temp </text:p>
      <text:p text:style-name="P2">print(result)</text:p>
      <text:p text:style-name="P2"/>
      <text:p text:style-name="P2"/>
      <text:p text:style-name="P2"/>
      <text:p text:style-name="P10">-------------------------------------------------------------------------------------------------------</text:p>
      <text:p text:style-name="P2"/>
      <text:list xml:id="list111457482379480" text:continue-numbering="true" text:style-name="L2">
        <text:list-item>
          <text:p text:style-name="P31">Given a number, find the largest number by shuffling the digits</text:p>
        </text:list-item>
      </text:list>
      <text:p text:style-name="P1"/>
      <text:p text:style-name="P22">Code:</text:p>
      <text:p text:style-name="P22"/>
      <text:p text:style-name="P22">num = int(input())</text:p>
      <text:p text:style-name="P22">count = [0 for x in range(10)]</text:p>
      <text:p text:style-name="P22">string = str(num)</text:p>
      <text:p text:style-name="P22">for i in range(len(string)):</text:p>
      <text:p text:style-name="P22"><text:tab/>count[int(string[i])] = count[int(string[i])] + <text:s/>1</text:p>
      <text:p text:style-name="P22">maxi = 0</text:p>
      <text:p text:style-name="P22">a = 1</text:p>
      <text:p text:style-name="P22">for i in range(10):</text:p>
      <text:p text:style-name="P22"><text:tab/>while count[i] &gt; 0:</text:p>
      <text:p text:style-name="P22"><text:tab/><text:tab/>maxi = maxi + ( i * a )</text:p>
      <text:p text:style-name="P22"><text:tab/><text:tab/>count[i] = count[i] - 1</text:p>
      <text:p text:style-name="P22"><text:tab/><text:tab/>a = a * 10</text:p>
      <text:p text:style-name="P22">print(maxi)</text:p>
      <text:p text:style-name="P1"/>
      <text:p text:style-name="P33">-------------------------------------------------------------------------------------------------------</text:p>
      <text:p text:style-name="P19"/>
      <text:p text:style-name="P19"/>
      <text:list xml:id="list111458269251293" text:continue-numbering="true" text:style-name="L2">
        <text:list-item>
          <text:p text:style-name="P31"><text:soft-page-break/>Compute the word frequency in given message</text:p>
        </text:list-item>
      </text:list>
      <text:p text:style-name="P1"/>
      <text:p text:style-name="P23">Code:</text:p>
      <text:p text:style-name="P23"/>
      <text:p text:style-name="P23"/>
      <text:p text:style-name="P23">given=input("Enter a message")</text:p>
      <text:p text:style-name="P23"><text:s text:c="2"/></text:p>
      <text:p text:style-name="P23">given = given.split() <text:s text:c="8"/></text:p>
      <text:p text:style-name="P23">str2 = []</text:p>
      <text:p text:style-name="P23"/>
      <text:p text:style-name="P23">for i in given: <text:s text:c="12"/></text:p>
      <text:p text:style-name="P23"/>
      <text:p text:style-name="P23"><text:tab/>if i not in str2:</text:p>
      <text:p text:style-name="P23"/>
      <text:p text:style-name="P23"><text:tab/><text:tab/>str2.append(i) </text:p>
      <text:p text:style-name="P23"><text:tab/><text:tab/><text:tab/></text:p>
      <text:p text:style-name="P23">for i in range(0, len(str2)):</text:p>
      <text:p text:style-name="P23"/>
      <text:p text:style-name="P23"><text:tab/>print('Frequency of', str2[i], 'is :', given.count(str2[i])) <text:s text:c="3"/></text:p>
      <text:p text:style-name="P23"><text:s text:c="2"/></text:p>
      <text:p text:style-name="P23"/>
      <text:p text:style-name="P1"/>
      <text:p text:style-name="P35">-------------------------------------------------------------------------------------------------------</text:p>
      <text:p text:style-name="P1"/>
      <text:list xml:id="list111456189062753" text:continue-numbering="true" text:style-name="L2">
        <text:list-item>
          <text:p text:style-name="P31">RGB to Hex conversion and vice versa, e.g. (255,0,255) into 0xFF00FF</text:p>
        </text:list-item>
      </text:list>
      <text:p text:style-name="P1"/>
      <text:p text:style-name="P24">Code:</text:p>
      <text:p text:style-name="P24"/>
      <text:p text:style-name="P24">hex =input("Enter color: ")</text:p>
      <text:p text:style-name="P24">rgb = []</text:p>
      <text:p text:style-name="P24">for i in (0, 2, 4):</text:p>
      <text:p text:style-name="P24"><text:tab/>decimal = int(hex[i:i+2], 16)</text:p>
      <text:p text:style-name="P24"><text:tab/>rgb.append(decimal)</text:p>
      <text:p text:style-name="P24">a=tuple(rgb)</text:p>
      <text:p text:style-name="P24">b='#%02x%02x%02x' % a</text:p>
      <text:p text:style-name="P24">print(b)</text:p>
      <text:p text:style-name="P24">print(a)</text:p>
      <text:p text:style-name="P1"/>
      <text:p text:style-name="P1"/>
      <text:p text:style-name="P34">-------------------------------------------------------------------------------------------------------</text:p>
      <text:p text:style-name="P1"/>
      <text:p text:style-name="P1"/>
      <text:list xml:id="list111457817205512" text:continue-numbering="true" text:style-name="L2">
        <text:list-item>
          <text:p text:style-name="P31"><text:soft-page-break/>Generate accumulated strings,e.g. abcd ==&gt; A-Bb-Ccc-Dddd</text:p>
        </text:list-item>
      </text:list>
      <text:p text:style-name="P1"/>
      <text:p text:style-name="P24">Code:</text:p>
      <text:p text:style-name="P24"/>
      <text:p text:style-name="P24"/>
      <text:p text:style-name="P24">n = int(input("Enter number of rows: "))</text:p>
      <text:p text:style-name="P24"/>
      <text:p text:style-name="P24">a = 97</text:p>
      <text:p text:style-name="P24">ty = 65</text:p>
      <text:p text:style-name="P24">for i in range(1,n+1):</text:p>
      <text:p text:style-name="P24"><text:tab/>print("%c" %(ty),end="")</text:p>
      <text:p text:style-name="P24"/>
      <text:p text:style-name="P24"><text:tab/>for j in range(2, i+1):</text:p>
      <text:p text:style-name="P24"><text:tab/><text:tab/></text:p>
      <text:p text:style-name="P24"><text:tab/><text:tab/>print("%c" %(a),end="")</text:p>
      <text:p text:style-name="P24"><text:s text:c="4"/></text:p>
      <text:p text:style-name="P24"><text:tab/>a +=1</text:p>
      <text:p text:style-name="P24"><text:tab/>ty+=1</text:p>
      <text:p text:style-name="P24"><text:s text:c="4"/></text:p>
      <text:p text:style-name="P24"><text:tab/>print(end="-"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a23e" officeooo:paragraph-rsid="001ca2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iruvikraman B</text:p>
        <text:p text:style-name="MP1">99005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1:58:41.444030032</meta:creation-date>
    <dc:date>2021-07-09T11:14:55.735710893</dc:date>
    <meta:editing-duration>PT2H18M3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9" meta:paragraph-count="249" meta:word-count="818" meta:character-count="7336" meta:non-whitespace-character-count="6449"/>
  </office:meta>
</office:document-meta>
</file>